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0pt" fo:background-color="#ffffff" style:font-name-asian="Times New Roman1" style:font-size-asian="10pt" style:font-name-complex="Times New Roman1" style:font-size-complex="10pt"/>
    </style:style>
    <style:style style:name="P2" style:family="paragraph" style:parent-style-name="Standard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3" style:family="paragraph" style:parent-style-name="Standard">
      <style:text-properties style:font-name="Times New Roman" fo:font-size="10pt" officeooo:paragraph-rsid="000133ed" style:font-name-asian="Times New Roman1" style:font-size-asian="10pt" style:font-name-complex="Times New Roman1" style:font-size-complex="10pt"/>
    </style:style>
    <style:style style:name="P4" style:family="paragraph" style:parent-style-name="Standard">
      <style:text-properties style:font-name="Times New Roman" fo:font-size="10pt" style:text-underline-style="none" officeooo:paragraph-rsid="000133ed" style:font-name-asian="Times New Roman1" style:font-size-asian="10pt" style:font-name-complex="Times New Roman1" style:font-size-complex="10pt"/>
    </style:style>
    <style:style style:name="P5" style:family="paragraph" style:parent-style-name="Standard">
      <style:paragraph-properties fo:margin-left="0cm" fo:margin-right="0cm" fo:text-indent="1.27cm" style:auto-text-indent="false"/>
      <style:text-properties style:font-name="Times New Roman" fo:font-size="10pt" fo:background-color="#ffffff" style:font-name-asian="Times New Roman1" style:font-size-asian="10pt" style:font-name-complex="Times New Roman1" style:font-size-complex="10pt"/>
    </style:style>
    <style:style style:name="P6" style:family="paragraph" style:parent-style-name="Standard">
      <style:paragraph-properties fo:margin-left="0cm" fo:margin-right="0cm" fo:text-indent="1.27cm" style:auto-text-indent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7" style:family="paragraph" style:parent-style-name="Standard" style:master-page-name="Standard">
      <style:paragraph-properties style:page-number="1"/>
    </style:style>
    <style:style style:name="P8" style:family="paragraph" style:parent-style-name="Standard">
      <style:text-properties style:font-name="Times New Roman" fo:font-size="10pt" officeooo:paragraph-rsid="000133ed" fo:background-color="#ffffff" style:font-name-asian="Times New Roman1" style:font-size-asian="10pt" style:font-name-complex="Times New Roman1" style:font-size-complex="10pt"/>
    </style:style>
    <style:style style:name="P9" style:family="paragraph" style:parent-style-name="Standard">
      <style:text-properties officeooo:paragraph-rsid="0003260a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text-properties fo:color="#c9211e" style:text-line-through-style="solid" style:text-line-through-type="single" style:font-name="Times New Roman" fo:font-size="10pt" fo:font-weight="bold" officeooo:rsid="000133ed" officeooo:paragraph-rsid="000133ed" style:font-name-asian="Times New Roman1" style:font-size-asian="10pt" style:font-weight-asian="bold" style:font-name-complex="Times New Roman1" style:font-size-complex="10pt" style:font-weight-complex="bold"/>
    </style:style>
    <style:style style:name="P12" style:family="paragraph" style:parent-style-name="Standard">
      <style:text-properties fo:color="#c9211e" style:text-line-through-style="solid" style:text-line-through-type="single" style:font-name="Times New Roman" fo:font-size="10pt" fo:font-weight="bold" officeooo:rsid="00029052" officeooo:paragraph-rsid="00029052" style:font-name-asian="Times New Roman1" style:font-size-asian="10pt" style:font-weight-asian="bold" style:font-name-complex="Times New Roman1" style:font-size-complex="10pt" style:font-weight-complex="bold"/>
    </style:style>
    <style:style style:name="P13" style:family="paragraph" style:parent-style-name="Standard">
      <style:text-properties fo:color="#c9211e" style:text-line-through-style="solid" style:text-line-through-type="single" style:font-name="Times New Roman" fo:font-size="10pt" fo:font-weight="bold" officeooo:paragraph-rsid="000133ed" style:font-name-asian="Times New Roman1" style:font-size-asian="10pt" style:font-weight-asian="bold" style:font-name-complex="Times New Roman1" style:font-size-complex="10pt" style:font-weight-complex="bold"/>
    </style:style>
    <style:style style:name="P14" style:family="paragraph" style:parent-style-name="Standard">
      <style:text-properties fo:color="#c9211e" style:text-line-through-style="solid" style:text-line-through-type="single" style:font-name="Times New Roman" fo:font-size="10pt" style:text-underline-style="none" fo:font-weight="bold" officeooo:rsid="00029052" officeooo:paragraph-rsid="000133ed" style:font-name-asian="Times New Roman1" style:font-size-asian="10pt" style:font-weight-asian="bold" style:font-name-complex="Times New Roman1" style:font-size-complex="10pt" style:font-weight-complex="bold"/>
    </style:style>
    <style:style style:name="P15" style:family="paragraph" style:parent-style-name="Standard">
      <style:text-properties fo:color="#c9211e" style:text-line-through-style="solid" style:text-line-through-type="single" style:font-name="Times New Roman" fo:font-size="10pt" style:text-underline-style="none" fo:font-weight="bold" officeooo:rsid="00029052" officeooo:paragraph-rsid="00029052" style:font-name-asian="Times New Roman1" style:font-size-asian="10pt" style:font-weight-asian="bold" style:font-name-complex="Times New Roman1" style:font-size-complex="10pt" style:font-weight-complex="bold"/>
    </style:style>
    <style:style style:name="T1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2" style:family="text">
      <style:text-properties style:font-name="Times New Roman" fo:font-size="10pt" fo:background-color="#ffffff" loext:char-shading-value="0" style:font-name-asian="Times New Roman1" style:font-size-asian="10pt" style:font-name-complex="Times New Roman1" style:font-size-complex="10pt"/>
    </style:style>
    <style:style style:name="T3" style:family="text">
      <style:text-properties style:font-name="Times New Roman" fo:font-size="10pt" officeooo:rsid="000133ed" fo:background-color="#ffffff" loext:char-shading-value="0" style:font-name-asian="Times New Roman1" style:font-size-asian="10pt" style:font-name-complex="Times New Roman1" style:font-size-complex="10pt"/>
    </style:style>
    <style:style style:name="T4" style:family="text">
      <style:text-properties style:font-name="Times New Roman" fo:font-size="10pt" officeooo:rsid="0003260a" fo:background-color="#ffffff" loext:char-shading-value="0" style:font-name-asian="Times New Roman1" style:font-size-asian="10pt" style:font-name-complex="Times New Roman1" style:font-size-complex="10pt"/>
    </style:style>
    <style:style style:name="T5" style:family="text">
      <style:text-properties style:font-name="Times New Roman" fo:font-size="10pt" style:text-underline-style="solid" style:text-underline-width="auto" style:text-underline-color="font-color" fo:background-color="#ffffff" loext:char-shading-value="0" style:font-name-asian="Times New Roman1" style:font-size-asian="10pt" style:font-name-complex="Times New Roman1" style:font-size-complex="10pt"/>
    </style:style>
    <style:style style:name="T6" style:family="text">
      <style:text-properties style:font-name="Times New Roman" fo:font-size="10pt" style:text-underline-style="none" fo:background-color="#ffffff" loext:char-shading-value="0" style:font-name-asian="Times New Roman1" style:font-size-asian="10pt" style:font-name-complex="Times New Roman1" style:font-size-complex="10pt"/>
    </style:style>
    <style:style style:name="T7" style:family="text">
      <style:text-properties style:font-name="Times New Roman" fo:font-size="10pt" style:text-underline-style="none" officeooo:rsid="000133ed" fo:background-color="#ffffff" loext:char-shading-value="0" style:font-name-asian="Times New Roman1" style:font-size-asian="10pt" style:font-name-complex="Times New Roman1" style:font-size-complex="10pt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029052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029052"/>
    </style:style>
    <style:style style:name="T12" style:family="text">
      <style:text-properties officeooo:rsid="000326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">SOCIALWORKER(</text:span><text:span text:style-name="T5">dni</text:span><text:span text:style-name="T2">, name</text:span><text:span text:style-name="T5">,</text:span><text:span text:style-name="T2"> phone, username, passwd)</text:span></text:p>
      <text:p text:style-name="Standard"><text:span text:style-name="T2"><text:tab/></text:span><text:span text:style-name="T1">SOCIALWORKER.username es clave alternativa<text:tab/></text:span></text:p>
      <text:p text:style-name="P1"/>
      <text:p text:style-name="Standard"><text:span text:style-name="T2">PERSON(name, secondname, </text:span><text:span text:style-name="T5">dni</text:span><text:span text:style-name="T2">, phone, dateofbirth, postaddress, email, username, passwd)</text:span></text:p>
      <text:p text:style-name="P9"><text:span text:style-name="T2"><text:tab/></text:span><text:span text:style-name="T4">PERSON</text:span><text:span text:style-name="T2">.username es clave alternativa<text:tab/></text:span></text:p>
      <text:p text:style-name="P1"/>
      <text:p text:style-name="Standard"><text:span text:style-name="T2">VOLUNTEER(</text:span><text:span text:style-name="T5">dni</text:span><text:span text:style-name="T2">, endDate, state)</text:span></text:p>
      <text:p text:style-name="P1"><text:tab/>VOLUNTEER.dni es clave ajena a PERSON<text:tab/><text:tab/><text:tab/><text:tab/>No <text:tab/><text:span text:style-name="T12">P</text:span>/P</text:p>
      <text:p text:style-name="Standard"><text:span text:style-name="T2"><text:tab/></text:span><text:span text:style-name="T1">VOLUNTEER.endDate acepta nulos</text:span></text:p>
      <text:p text:style-name="P1"/>
      <text:p text:style-name="Standard"><text:span text:style-name="T2">HOBBIES(</text:span><text:span text:style-name="T5">dni, hobbie</text:span><text:span text:style-name="T2">)</text:span></text:p>
      <text:p text:style-name="P1"><text:tab/>HOBBIES.dni es clave ajena a VOLUNTEER.dni<text:tab/><text:tab/><text:tab/><text:tab/>No <text:tab/>P/P</text:p>
      <text:p text:style-name="P1"/>
      <text:p text:style-name="Standard"><text:span text:style-name="T2">ELDERLYPEOPLE(</text:span><text:span text:style-name="T5">dni</text:span><text:span text:style-name="T2">, ,</text:span><text:span text:style-name="T4">state,</text:span><text:span text:style-name="T2">justification, dnisocialworker)</text:span></text:p>
      <text:p text:style-name="P1"><text:tab/>ELDERLYPEOPLE.dni es clave ajena a PERSON<text:tab/><text:tab/><text:tab/><text:tab/>No <text:tab/>P/P<text:tab/></text:p>
      <text:p text:style-name="Standard"><text:span text:style-name="T2"><text:tab/>ELDERLYPEOPLE.dnisocialworker clave ajena a SOCIALWORKER<text:tab/> <text:tab/></text:span><text:span text:style-name="T4">Si</text:span><text:span text:style-name="T2"> <text:tab/>P/P</text:span></text:p>
      <text:p text:style-name="P1"/>
      <text:p text:style-name="Standard"><text:span text:style-name="T2">DISPONIBILITY(</text:span><text:span text:style-name="T5">dnivolunteer, dnielderlypeople</text:span><text:span text:style-name="T2">, dayofweek, </text:span><text:span text:style-name="T4">hour</text:span><text:span text:style-name="T2">, initialtime, finaltime, </text:span><text:span text:style-name="T4">state</text:span><text:span text:style-name="T2">)</text:span></text:p>
      <text:p text:style-name="P1"><text:tab/>DISPONIBILITY.dnivolunteer es clave ajena a VOLUNTEER<text:tab/><text:tab/>No <text:tab/>P/P</text:p>
      <text:p text:style-name="P5">DISPONIBILITY.dnielderlypeople clave ajena a ELDERLYPEOPLE<text:tab/><text:tab/>No <text:tab/>P/P</text:p>
      <text:p text:style-name="P1"/>
      <text:p text:style-name="Standard"><text:span text:style-name="T2">COMPANY(</text:span><text:span text:style-name="T5">cif</text:span><text:span text:style-name="T2">, name, </text:span><text:span text:style-name="T4">dnicontact</text:span><text:span text:style-name="T2">, personalcontact, phonecontact, email, postaddress, </text:span><text:span text:style-name="T4">username, passwd, fechaAlta</text:span><text:span text:style-name="T2">)</text:span></text:p>
      <text:p text:style-name="Standard"><text:span text:style-name="T2"><text:tab/></text:span><text:span text:style-name="T1">COMPANY.email es clave alternativa</text:span></text:p>
      <text:p text:style-name="P1"/>
      <text:p text:style-name="Standard"><text:span text:style-name="T2">REQUEST(</text:span><text:span text:style-name="T5">codrequest</text:span><text:span text:style-name="T2">, state, servicetype, requestdate, approveddate, rejected, enddate, </text:span><text:span text:style-name="T4">servicehour, price, </text:span><text:span text:style-name="T2">dnielderlypeople, </text:span><text:span text:style-name="T4">codcontract</text:span><text:span text:style-name="T2">)</text:span></text:p>
      <text:p text:style-name="Standard"><text:span text:style-name="T2"><text:tab/></text:span><text:span text:style-name="T1">REQUEST.elderlypeople es clave ajena a ELDERLYPEOPLE <text:tab/></text:span><text:span text:style-name="T2">No <text:tab/>P/P</text:span></text:p>
      <text:p text:style-name="P9"><text:span text:style-name="T2"><text:tab/>REQUEST.</text:span><text:span text:style-name="T4">codcontract</text:span><text:span text:style-name="T2"> es clave ajena a </text:span><text:span text:style-name="T4">CONTRACT</text:span><text:span text:style-name="T2"> <text:tab/>No <text:tab/>P/P</text:span></text:p>
      <text:p text:style-name="P2"><text:tab/>REQUEST.rejected acepta nulos</text:p>
      <text:p text:style-name="P1"/>
      <text:p text:style-name="P10"><text:span text:style-name="T2">CONTRACT(</text:span><text:span text:style-name="T3">codcontract</text:span><text:span text:style-name="T6">,</text:span><text:span text:style-name="T7">cifcompany</text:span><text:span text:style-name="T2">, service, initialtime, finaltime, price, </text:span><text:span text:style-name="T4">days_week, hour_initial, hour_final</text:span><text:span text:style-name="T2">)</text:span></text:p>
      <text:p text:style-name="P10"><text:span text:style-name="T1"><text:tab/>CONTRACT.cifcompany es clave ajena a COMPANY <text:tab/><text:tab/></text:span><text:span text:style-name="T2">No <text:tab/>P/P</text:span></text:p>
      <text:p text:style-name="P4"/>
      <text:p text:style-name="P3"/>
      <text:p text:style-name="P11">SALUD(<text:span text:style-name="T10">codcontract</text:span>, <text:span text:style-name="T11">exact_date</text:span>)</text:p>
      <text:p text:style-name="P11"><text:tab/>SALUD.codcontract es clave ajena a CONTRACT <text:tab/><text:tab/>no, P/P</text:p>
      <text:p text:style-name="P11"/>
      <text:p text:style-name="P11">CATERING(<text:span text:style-name="T10">codcontract</text:span><text:span text:style-name="T8">, </text:span><text:span text:style-name="T9">time_initial, time_final, days)</text:span></text:p>
      <text:p text:style-name="P14"><text:tab/>CATERING.codcontract es clave ajena a CONTRACT<text:tab/>no<text:tab/>P/P<text:tab/></text:p>
      <text:p text:style-name="P14"/>
      <text:p text:style-name="P12"><text:span text:style-name="T8">CLEANING(</text:span><text:span text:style-name="T10">codcontract,</text:span><text:span text:style-name="T8"> time_initial, time_final, days)</text:span></text:p>
      <text:p text:style-name="P15"><text:tab/>CLEANING.codcontract es clave ajena a CONTRACT<text:tab/>no<text:tab/>P/P</text:p>
      <text:p text:style-name="P13"/>
      <text:p text:style-name="P3"/>
      <text:p text:style-name="P3"/>
      <text:p text:style-name="P8"/>
      <text:p text:style-name="Standard"><text:span text:style-name="T2">INVOICE(</text:span><text:span text:style-name="T5">codinvoice</text:span><text:span text:style-name="T2">, dnielderlypeople, price, date)</text:span></text:p>
      <text:p text:style-name="Standard"><text:span text:style-name="T2"><text:tab/></text:span><text:span text:style-name="T1">INVOICE.elderlyPeople es clave ajena a ELDERLYPEOPLE<text:tab/><text:tab/></text:span><text:span text:style-name="T2">No <text:tab/>P/P</text:span></text:p>
      <text:p text:style-name="P1"/>
      <text:p text:style-name="P1"/>
      <text:p text:style-name="Standard"><text:span text:style-name="T2">LINE(</text:span><text:span text:style-name="T5">codinvoice, codrequest</text:span><text:span text:style-name="T2">, concept, priceservice)</text:span></text:p>
      <text:p text:style-name="P6"><text:soft-page-break/>LINE.codInvoice es clave ajena a INVOICE<text:tab/><text:tab/><text:tab/><text:tab/>No <text:tab/>P/P</text:p>
      <text:p text:style-name="P2"><text:tab/>LINE.codRequest es clave ajena a REQUEST<text:tab/><text:tab/><text:tab/>No <text:tab/>P/P</text:p>
      <text:p text:style-name="P1"/>
      <text:p text:style-name="Standard"><text:span text:style-name="T2">CASUSERS(</text:span><text:span text:style-name="T5">username</text:span><text:span text:style-name="T2">, passwd rol)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4.2$Linux_X86_64 LibreOffice_project/30$Build-2</meta:generator>
    <dc:date>2020-05-18T12:53:09.049443843</dc:date>
    <meta:editing-duration>PT13M12S</meta:editing-duration>
    <meta:editing-cycles>2</meta:editing-cycles>
    <meta:document-statistic meta:table-count="0" meta:image-count="0" meta:object-count="0" meta:page-count="2" meta:paragraph-count="35" meta:word-count="215" meta:character-count="1988" meta:non-whitespace-character-count="1749"/>
  </office:meta>
</office:document-meta>
</file>